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57fb4" officeooo:paragraph-rsid="00057fb4" style:font-weight-asian="bold" style:font-weight-complex="bold"/>
    </style:style>
    <style:style style:name="P2" style:family="paragraph" style:parent-style-name="Preformatted_20_Text">
      <style:text-properties fo:font-weight="bold" officeooo:rsid="00057fb4" officeooo:paragraph-rsid="00076b98" style:font-weight-asian="bold" style:font-weight-complex="bold"/>
    </style:style>
    <style:style style:name="P3" style:family="paragraph" style:parent-style-name="Preformatted_20_Text">
      <style:text-properties fo:font-weight="normal" officeooo:rsid="00057fb4" officeooo:paragraph-rsid="00057fb4" style:font-weight-asian="normal" style:font-weight-complex="normal"/>
    </style:style>
    <style:style style:name="P4" style:family="paragraph" style:parent-style-name="Preformatted_20_Text">
      <style:text-properties fo:font-weight="normal" officeooo:rsid="00057fb4" officeooo:paragraph-rsid="00076b98" style:font-weight-asian="normal" style:font-weight-complex="normal"/>
    </style:style>
    <style:style style:name="P5" style:family="paragraph" style:parent-style-name="Preformatted_20_Text">
      <style:text-properties fo:font-weight="normal" officeooo:rsid="00057fb4" officeooo:paragraph-rsid="000bb9d8" style:font-weight-asian="normal" style:font-weight-complex="normal"/>
    </style:style>
    <style:style style:name="P6" style:family="paragraph" style:parent-style-name="Preformatted_20_Text">
      <style:text-properties fo:font-weight="normal" officeooo:rsid="00057fb4" officeooo:paragraph-rsid="000bb9d8" style:font-weight-asian="normal" style:font-weight-complex="normal" style:text-overline-style="none" style:text-overline-color="font-color"/>
    </style:style>
    <style:style style:name="T1" style:family="text">
      <style:text-properties fo:font-style="italic" officeooo:rsid="000969f7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76b9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8ad8a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69f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a64b0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b9d8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0969f7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0a64b0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6b98" style:font-style-asian="normal" style:font-style-complex="normal"/>
    </style:style>
    <style:style style:name="T12" style:family="text">
      <style:text-properties fo:font-style="normal" officeooo:rsid="0008ad8a" style:font-style-asian="normal" style:font-style-complex="normal"/>
    </style:style>
    <style:style style:name="T13" style:family="text">
      <style:text-properties fo:font-style="normal" officeooo:rsid="000969f7" style:font-style-asian="normal" style:font-style-complex="normal"/>
    </style:style>
    <style:style style:name="T14" style:family="text">
      <style:text-properties fo:font-style="normal" officeooo:rsid="000a64b0" style:font-style-asian="normal" style:font-style-complex="normal"/>
    </style:style>
    <style:style style:name="T15" style:family="text">
      <style:text-properties fo:font-style="normal" officeooo:rsid="000bb9d8" style:font-style-asian="normal" style:font-style-complex="normal"/>
    </style:style>
    <style:style style:name="T16" style:family="text">
      <style:text-properties fo:font-style="normal" officeooo:rsid="000bb9d8" style:font-style-asian="normal" style:font-style-complex="normal" style:text-overline-style="solid" style:text-overline-width="auto" style:text-overline-color="font-color"/>
    </style:style>
    <style:style style:name="T17" style:family="text">
      <style:text-properties fo:font-style="normal" officeooo:rsid="000c7871" style:font-style-asian="normal" style:font-style-complex="normal"/>
    </style:style>
    <style:style style:name="T18" style:family="text">
      <style:text-properties fo:font-style="normal" officeooo:rsid="000dbc8f" style:font-style-asian="normal" style:font-style-complex="normal"/>
    </style:style>
    <style:style style:name="T19" style:family="text">
      <style:text-properties fo:font-style="normal" fo:font-weight="bold" officeooo:rsid="00076b98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8ad8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969f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a64b0" style:font-style-asian="normal" style:font-weight-asian="bold" style:font-style-complex="normal" style:font-weight-complex="bold"/>
    </style:style>
    <style:style style:name="T23" style:family="text">
      <style:text-properties style:text-position="sub 58%" fo:font-style="normal" officeooo:rsid="000c787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nald H. BALLOU. Gerenciamento da Cadeia de Suprimentos/Logística Empresarial. </text:p>
      <text:p text:style-name="P1">4a. Edição.</text:p>
      <text:p text:style-name="P1"/>
      <text:p text:style-name="P1">Capítulo 1 – Logística Empresarial – uma disciplina vital</text:p>
      <text:p text:style-name="P1"/>
      <text:p text:style-name="P3"><text:tab/>Logística é o processo de planejamento, implementação e controle do fluxo eficiente e economicamente eficaz de matérias-primas, estoque em processo, produtos acabados e informações relativas desde o ponto de origem até o ponto de consumo, com o propósito de atender às exigências dos clientes. - Council of Logistics Management.</text:p>
      <text:p text:style-name="P3"/>
      <text:p text:style-name="P3"><text:tab/>Logística empresarial para empresas individuais normalmente tem escopo estreito: suprimento físico isolado e canais de distribuição.</text:p>
      <text:p text:style-name="P3"/>
      <text:p text:style-name="P3"><text:tab/>Os componentes de um sistema logístico típico são: serviços ao cliente, previsão de vendas, comunicação de distribuição, controle de estoque, manuseio de materiais, processamento de pedidos, peças de reposição e serviços de suporte, seleção do local da planta de armazenagem (análise de localização), compras, embalagem, manuseio de mercadorias devolvidas, recuperaç/ão e descarte de sucata, tráfego e transporte, e armazenagem e estocagem.</text:p>
      <text:p text:style-name="P3"><text:tab/>Que são distribuídos em:</text:p>
      <text:p text:style-name="P3"/>
      <text:p text:style-name="P3"><text:tab/><text:span text:style-name="T2">Atividades-chave:</text:span><text:span text:style-name="T10"> 1) Padrões de serviço ao cliente; 2) Transportes; 3) Administração de estoques; 4) Fluxo de informações e processamento de pedidos. Este estão no </text:span><text:span text:style-name="T2">circuito crítico.</text:span></text:p>
      <text:p text:style-name="P3"><text:span text:style-name="T2"><text:tab/>Atividades de suporte: </text:span><text:span text:style-name="T10">1) Armazenagem; 2) Manuseio de materiais; 3) Compras; 4) Embalagem protetora; 5) Cooperar com a produção/operações; 6) Manuseio de informação.</text:span></text:p>
      <text:p text:style-name="P3"><text:span text:style-name="T10"/></text:p>
      <text:p text:style-name="P3"><text:span text:style-name="T10"><text:tab/>Transporte e estoque são atividades logísticas primárias na absorção de custos. Metade ou dois terços do custo logístico total.</text:span></text:p>
      <text:p text:style-name="P3"><text:span text:style-name="T10"/></text:p>
      <text:p text:style-name="P3"><text:span text:style-name="T10"><text:tab/>O valor em logística é expresso em termos de tempo (estoque) e lugar (transporte). O negócio gera valor em duas outras dimensões: forma e posse.</text:span></text:p>
      <text:p text:style-name="P3"><text:span text:style-name="T10"/></text:p>
      <text:p text:style-name="P3"><text:span text:style-name="T10"><text:tab/>A boa gestão logística vê cada atividade na cadeia de suprimentos como contribuinte no processode adição de valor.</text:span></text:p>
      <text:p text:style-name="P3"><text:span text:style-name="T10"/></text:p>
      <text:p text:style-name="P3"><text:span text:style-name="T10"><text:tab/>O IMF estima que 12% do PIB mundial é custo logístico. Nas empresas significa entre 4% e 30%.</text:span></text:p>
      <text:p text:style-name="P3"><text:span text:style-name="T10"/></text:p>
      <text:p text:style-name="P3"><text:span text:style-name="T10"><text:tab/>A logística em áreas não-manufatureiras: setor de serviços, militar (presente antes até da logística empresarial) e ambiente.</text:span></text:p>
      <text:p text:style-name="P3"><text:span text:style-name="T10"/></text:p>
      <text:p text:style-name="P3"><text:span text:style-name="T10"><text:tab/>É uma tradição das empresas a organização em torno das funções de marketing e produção. Isto é perigosamente simples.</text:span></text:p>
      <text:p text:style-name="P3"><text:span text:style-name="T10"/></text:p>
      <text:p text:style-name="P3"><text:span text:style-name="T10"><text:tab/>Adicionar uma função (departamento) específico para logística pode não ser necessário ou aconselhável.</text:span></text:p>
      <text:p text:style-name="P3"><text:span text:style-name="T10"><text:tab/>Existem </text:span><text:span text:style-name="T2">atividades de interface </text:span><text:span text:style-name="T10">ao colocar a logística entre produção e marketing, que devem ser geridas em conjunto por cada membro da interface.</text:span></text:p>
      <text:p text:style-name="P3"><text:span text:style-name="T10"/></text:p>
      <text:p text:style-name="P3"><text:span text:style-name="T10"><text:tab/>O objetivo da logística empresarial de </text:span><text:span text:style-name="T11">resultar em maior retorno possível sobre o investimento ao longo do tempo. Há duas dimensões nesta meta: 1) impacto do projeto do sistema logístico na contribuição para a receita e, 2) o custo do projeto do sistema logístico.</text:span></text:p>
      <text:p text:style-name="P3"><text:span text:style-name="T11"/></text:p>
      <text:p text:style-name="P3"><text:span text:style-name="T11"><text:tab/>Custos logísticos são de dois tipos: operacionais e de capital.</text:span></text:p>
      <text:p text:style-name="P3"><text:span text:style-name="T11"/></text:p>
      <text:p text:style-name="P3"><text:span text:style-name="T11"><text:tab/>O trabalho de gestão pode ser observado ao reduzir as tarefas de planejamento (decisão dos objetivos da empresa), organização (coleta e posicionamento dos recursos da empresa) e controle (mensuração do desempenho da empresa e tomada de ações corretivas quando o desempenho não está alinhado aos objetivos).</text:span></text:p>
      <text:p text:style-name="P3"><text:soft-page-break/><text:span text:style-name="T11"><text:tab/>Para um planejamento eficaz, é útil ter uma visão dos objetivos da empresa, ter conceios e princípios para mostrar como alcançá-los e ter ferramentas que ajudem na escolha de cursos alternativos de ação.</text:span></text:p>
      <text:p text:style-name="P3"><text:span text:style-name="T11"/></text:p>
      <text:p text:style-name="P3"><text:span text:style-name="T11"><text:tab/>Especificamente para a gestão logística, o planejamento gira em torno de um triângulo primário de decisões de </text:span><text:span text:style-name="T3">localização, de estoques e de transportes</text:span><text:span text:style-name="T11">, com serviços ao cliente sendo resultado destas decisões.</text:span></text:p>
      <text:p text:style-name="P3"><text:span text:style-name="T11"/></text:p>
      <text:p text:style-name="P3"><text:span text:style-name="T11"><text:tab/>1) O que é gerenciamento de cadeia de suprimentos? É o gerenciamento do fluxo de produtos dos pontos de aquisição até os clientes, e também o fluxo reverso.</text:span></text:p>
      <text:p text:style-name="P3"><text:span text:style-name="T11"/></text:p>
      <text:p text:style-name="P2"><text:span text:style-name="T11">Capítulo 4 – Logística de serviços ao cliente</text:span></text:p>
      <text:p text:style-name="P2"><text:span text:style-name="T11"/></text:p>
      <text:p text:style-name="P4"><text:span text:style-name="T11"><text:tab/>Logística de serviço ao cliente é a velocidade e a confiabilidade com a qual os itens pedidos (pelo cliente) podem se tornar disponíveis. - Heskett</text:span></text:p>
      <text:p text:style-name="P4"><text:span text:style-name="T11"/></text:p>
      <text:p text:style-name="P4"><text:span text:style-name="T11"><text:tab/>Os elementos do serviço ao cliente podem ser classificados em pré-transação, transação e pós-transação.</text:span></text:p>
      <text:p text:style-name="P4"><text:span text:style-name="T11"/></text:p>
      <text:p text:style-name="P4"><text:span text:style-name="T11"><text:tab/>Tempo do ciclo do pedido é o lapso de tempo entre o momento em que o pedido do cliente, o pedido de compra ou a requisição de um serviço é colocado e o momento em que o produto é recebido pelo cliente.</text:span></text:p>
      <text:p text:style-name="P4"><text:span text:style-name="T11"/></text:p>
      <text:p text:style-name="P4"><text:span text:style-name="T11"><text:tab/>Tempo de transmissão do pedido, tempo de processamento e montagem do pedido, pode haver também o tempo de aquisição de estoque adicionale finalmente o tempo de entrega. Ajustes no tempo de ciclo de pedido: 1) prioridades no processamento de pedidos; 2) padrões de condições do pedido; 3) restrições de pedido.</text:span></text:p>
      <text:p text:style-name="P4"><text:span text:style-name="T11"><text:tab/></text:span></text:p>
      <text:p text:style-name="P4"><text:span text:style-name="T11"><text:tab/>A distribuição, quando fornece os níveis apropriados de serviços para satisfazer as necessidade dos clientes, pode levar diretamente ao aumento de vendas (Kren e Hycon), e o contrário também é verdadeiro (Blanding encontrou que 5% de decréscimo nos níveis de serviços resultam em uma queda de 24% nas compras).</text:span></text:p>
      <text:p text:style-name="P4"><text:span text:style-name="T11"><text:tab/></text:span></text:p>
      <text:p text:style-name="P4"><text:span text:style-name="T11"><text:tab/>Também há um impacto na fidelização do cliente, o que é um bom negócio, pois é seis vezes mais caro conseguir um novo cliente do que manter um cliente atual.</text:span></text:p>
      <text:p text:style-name="P4"><text:span text:style-name="T11"/></text:p>
      <text:p text:style-name="P4"><text:span text:style-name="T11"><text:tab/>Relação Vendas- Serviços (teórico):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><text:tab/>Como modelar a relação Vendas – Serviços (prática, que pode deferir um pouco da teoria em casos específicos):</text:span></text:p>
      <text:p text:style-name="P4"><text:span text:style-name="T11"/></text:p>
      <text:p text:style-name="P4"><text:span text:style-name="T11"><text:tab/></text:span><text:span text:style-name="T3">- Métodos dos dois pontos: </text:span><text:span text:style-name="T11">ligar dois pontos na fase de retornos decrescentes, para aproximaro impacto dos serviços para um determinado produto. Porém é difícil de implementar no mundo real com produtos vendáveis e com um mercado às vezes demorando a reagir a mudanças.</text:span></text:p>
      <text:p text:style-name="P4"><text:span text:style-name="T11"/></text:p>
      <text:p text:style-name="P4"><text:span text:style-name="T11"><text:tab/></text:span><text:span text:style-name="T3">- Experimentos antes-depois: </text:span><text:span text:style-name="T11">parecido com o anterior, mas o primeiro ponto é o início do experimento, já em curso.Também sofre dos problemas de modelagem </text:span><text:soft-page-break/><text:span text:style-name="T11">anterior.</text:span></text:p>
      <text:p text:style-name="P4"><text:span text:style-name="T11"/></text:p>
      <text:p text:style-name="P4"><text:span text:style-name="T11"><text:tab/></text:span><text:span text:style-name="T3">- Jogo de empresas: </text:span><text:span text:style-name="T11">simulação que leva em consideração o comportamento de outras empresas reagindo a mudanças nos concorrentes. A artificialidade deste método pode levantar questionamentos.</text:span></text:p>
      <text:p text:style-name="P4"><text:span text:style-name="T11"/></text:p>
      <text:p text:style-name="P4"><text:span text:style-name="T11"><text:tab/></text:span><text:span text:style-name="T3">- Pesquisa junto a compradores: </text:span><text:span text:style-name="T11">pode ter problemas pois não são respostas práticas, e questões deve ser escritas com cuidado para não induzir as respostas.</text:span></text:p>
      <text:p text:style-name="P4"><text:span text:style-name="T11"/></text:p>
      <text:p text:style-name="P4"><text:span text:style-name="T11"><text:tab/>Quando os níveis de atividade aumentam para satisfazer níveis mais elevados de serviço ao cliente, os custos aumentam em taxa crescente.</text:span></text:p>
      <text:p text:style-name="P4"><text:span text:style-name="T11"/></text:p>
      <text:p text:style-name="P4"><text:span text:style-name="T11"><text:tab/>Se a receita e o custo logístico para cada nível de serviço são conhecidos, podemos determinar o nível de serviço que maximizará a contribuição de lucro para a empresa. Isto é dado matematicamente pela otimização de 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><text:tab/>Outra forma foi dada calculando a variação de receita e de custo e achando a intersecção das curvas.</text:span></text:p>
      <text:p text:style-name="P4"><text:span text:style-name="T11"/></text:p>
      <text:p text:style-name="P4"><text:span text:style-name="T11"><text:tab/></text:span><text:span text:style-name="T3">Serviços como uma função perda</text:span><text:span text:style-name="T11"> (Genichi Taguchi):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><text:tab/>Contingências de serviços:</text:span></text:p>
      <text:p text:style-name="P4"><text:span text:style-name="T11"><text:tab/></text:span></text:p>
      <text:p text:style-name="P4"><text:span text:style-name="T11"><text:tab/></text:span><text:span text:style-name="T3">-Interrupções no sistema</text:span><text:span text:style-name="T11">: não há métodos especiais para planejamento de contingência. É simplesmente uma questão de responder perguntas do tipo “o que aconteceria se...” a respeito de elementos críticos do sistema logístico e o estabelecimento de cursos de ação apropriadoscaso um evento inesperado venha a ocorrer em uma parte vital do sistema logístico.</text:span></text:p>
      <text:p text:style-name="P4"><text:span text:style-name="T11"/></text:p>
      <text:p text:style-name="P4"><text:span text:style-name="T11"><text:tab/></text:span><text:span text:style-name="T3">- Recolhimento (recall) de produtos: </text:span><text:span text:style-name="T11">o planejamento de contingência para recolhimento de produto envolve quase todas as funções dentro de um negócio, e em especial aquelas responsáveis por questões logísticas.</text:span></text:p>
      <text:p text:style-name="P4"><text:span text:style-name="T11"><text:tab/>Após formada a força tarefa para o recall, é necessário rastrear os produtos a serem recolhidos, o que é um problema difícil de resolver, pois a localização dos itens nem sempre é conhecida. Depois disso determinasse a maneira pela qual as mercadorias serão trazidas de volta.</text:span></text:p>
      <text:p text:style-name="P4"><text:span text:style-name="T11"/></text:p>
      <text:p text:style-name="P4"><text:span text:style-name="T11"><text:tab/></text:span><text:span text:style-name="T19">Capítulo 7 – </text:span><text:span text:style-name="T20">Decisões de transporte</text:span></text:p>
      <text:p text:style-name="P4"><text:span text:style-name="T20"/></text:p>
      <text:p text:style-name="P4"><text:span text:style-name="T20"><text:tab/></text:span><text:span text:style-name="T12">O transporte é uma área-chave de decisão dentro do composto logístico. À exceção do custo de bens adquiridos, o transporte absorve, em média, a porcentagem mais elevada de custos do que qualquer outra atividade logística. Embora as decisões de transportese expressem em uma variedade de formas, as principais são </text:span><text:span text:style-name="T4">a seleção do modal, a roteirização do transportador, a </text:span><text:soft-page-break/><text:span text:style-name="T4">programação de veículos e a consolidação do embarque. </text:span></text:p>
      <text:p text:style-name="P4"><text:span text:style-name="T4"/></text:p>
      <text:p text:style-name="P4"><text:span text:style-name="T4"><text:tab/></text:span><text:span text:style-name="T12">Das características do serviço de transporte, custo, velocidade e confiabilidade são os fatores mais importantes, os outros não foram elencados pelos pesquisados.</text:span></text:p>
      <text:p text:style-name="P4"><text:span text:style-name="T12"/></text:p>
      <text:p text:style-name="P4"><text:span text:style-name="T12"><text:tab/>Quando o serviço de transporte não costuma oferecer vantagem competitiva, a melhor escolha será aquela que compense o custo de usar um determinado serviço de transporte com o custo indireto de estoque associado com o modal selecionado. </text:span></text:p>
      <text:p text:style-name="P4"><text:span text:style-name="T12"/></text:p>
      <text:p text:style-name="P4"><text:span text:style-name="T12"><text:tab/>A seleção do modal pode ser uma vantagem competitiva. A seleção quando é conjunta, acordada entre vendedor e comprador, pode levar a mais negócios entre eles.</text:span></text:p>
      <text:p text:style-name="P4"><text:span text:style-name="T12"/></text:p>
      <text:p text:style-name="P4"><text:span text:style-name="T12"><text:tab/>Existem diversas soluções para problemas de roteirização conforme seu formato:</text:span></text:p>
      <text:p text:style-name="P4"><text:span text:style-name="T12"/></text:p>
      <text:p text:style-name="P4"><text:span text:style-name="T12"><text:tab/></text:span><text:span text:style-name="T4">1) Um ponto de origem e um ponto de destino: </text:span><text:span text:style-name="T12">minimizar a soma dos valores de custos entre os pontos (formado por distância, tempo ou uma combinação dos dois). Método de nós resolvidos e proximidades.</text:span></text:p>
      <text:p text:style-name="P4"><text:span text:style-name="T12"/></text:p>
      <text:p text:style-name="P4"><text:span text:style-name="T12"><text:tab/></text:span><text:span text:style-name="T4">2) Pontos de origem e destino múltiplos: </text:span><text:span text:style-name="T12">método do transporte.</text:span></text:p>
      <text:p text:style-name="P4"><text:span text:style-name="T12"/></text:p>
      <text:p text:style-name="P4"><text:span text:style-name="T12"><text:tab/></text:span><text:span text:style-name="T4">3) Pontos de origem e destino coincidentes: </text:span><text:span text:style-name="T12">como o acima, mas inclui a volta à origem ao problema, o que o faz NP-completo. É o problema do caixeiro-viajante.</text:span></text:p>
      <text:p text:style-name="P4"><text:span text:style-name="T12"/></text:p>
      <text:p text:style-name="P4"><text:span text:style-name="T12"><text:tab/></text:span><text:span text:style-name="T4">4) Pontos relacionados espacialmente: </text:span><text:span text:style-name="T12">usar análise de padrões para determinar roteiro ótimo.</text:span></text:p>
      <text:p text:style-name="P4"><text:span text:style-name="T12"/></text:p>
      <text:p text:style-name="P4"><text:span text:style-name="T12"><text:tab/></text:span><text:span text:style-name="T4">5) Pontos não relacionados espacialmente: </text:span><text:span text:style-name="T12">usar procedimentos matemáticos (não especificados, mas podem ser uma variação do #1)</text:span></text:p>
      <text:p text:style-name="P4"><text:span text:style-name="T12"/></text:p>
      <text:p text:style-name="P4"><text:span text:style-name="T12"><text:tab/>São adicionados ao problema de roteirização aspectos da programação de veículos, como volumes a serem entregues ou coletados, tipos de veículos, descanso do condutor, janelas de tempo para cada tipo de atividade (coleta ou entrega) e a ordem dos tipos de atividades. </text:span></text:p>
      <text:p text:style-name="P4"><text:span text:style-name="T12"><text:tab/>Isto adiciona ainda mais complexidade ao problema de roteirização, requerindo uma boa programação ou procedimento heurístico.</text:span></text:p>
      <text:p text:style-name="P4"><text:span text:style-name="T12"><text:tab/></text:span></text:p>
      <text:p text:style-name="P4"><text:span text:style-name="T12"><text:tab/>Alguns princípios para uma boa roteirização e programação:</text:span></text:p>
      <text:p text:style-name="P4"><text:span text:style-name="T12"/></text:p>
      <text:p text:style-name="P4"><text:span text:style-name="T12"><text:tab/>1) Carregar os caminhões com volumes que estão próximos entre si;</text:span></text:p>
      <text:p text:style-name="P4"><text:span text:style-name="T12"/></text:p>
      <text:p text:style-name="P4"><text:span text:style-name="T12"><text:tab/>2) As paradas em dias diferentes devem ser combinadas para produzir agrupamentos densos;</text:span></text:p>
      <text:p text:style-name="P4"><text:span text:style-name="T12"/></text:p>
      <text:p text:style-name="P4"><text:span text:style-name="T12"><text:tab/>3) Construção de rotas começando com a parada mais distante do depósito;</text:span></text:p>
      <text:p text:style-name="P4"><text:span text:style-name="T12"/></text:p>
      <text:p text:style-name="P4"><text:span text:style-name="T12"><text:tab/>4) A seqüência de paradas em uma rota rodoviária deve formar um padrão de gota d'água.</text:span></text:p>
      <text:p text:style-name="P4"><text:span text:style-name="T12"/></text:p>
      <text:p text:style-name="P4"><text:span text:style-name="T12"><text:tab/>5) As rotas mais eficientes são construídas usando os maiores veículos disponíveis;</text:span></text:p>
      <text:p text:style-name="P4"><text:span text:style-name="T12"/></text:p>
      <text:p text:style-name="P4"><text:span text:style-name="T12"><text:tab/>6) As coletas devem ser combinadas com as rotas de entrega em vez de serem deixadas para o final das rotas;</text:span></text:p>
      <text:p text:style-name="P4"><text:span text:style-name="T12"/></text:p>
      <text:p text:style-name="P4"><text:span text:style-name="T12"><text:tab/>7) Uma parada que é removível de um agrupamento de rota é uma boa candidata para um meio alternativo de entrega;</text:span></text:p>
      <text:p text:style-name="P4"><text:span text:style-name="T12"/></text:p>
      <text:p text:style-name="P4"><text:span text:style-name="T12"><text:tab/>8) As limitações das janelas de tempo </text:span><text:span text:style-name="T13">estreitas devem ser evitadas.</text:span></text:p>
      <text:p text:style-name="P4"><text:span text:style-name="T13"/></text:p>
      <text:p text:style-name="P4"><text:span text:style-name="T13"><text:tab/>O </text:span><text:span text:style-name="T5">método da varredura</text:span><text:span text:style-name="T13"> tem dois passos: 1) atribuir paradas aos veículos, e </text:span><text:soft-page-break/><text:span text:style-name="T13">2) determinar a seqüência de apradas nas rotas. Questões de tempo total e janelas de tempo não são bem resolvidas.</text:span></text:p>
      <text:p text:style-name="P4"><text:span text:style-name="T13"/></text:p>
      <text:p text:style-name="P4"><text:span text:style-name="T13"><text:tab/>O </text:span><text:span text:style-name="T5">método das economias </text:span><text:span text:style-name="T13">é um clustering bottom-up, levando em consideração a diferença de custo entre pontos antes de colocá-los em um “cluster”/rota.</text:span></text:p>
      <text:p text:style-name="P4"><text:span text:style-name="T13"/></text:p>
      <text:p text:style-name="P4"><text:span text:style-name="T13"><text:tab/>O sequenciamento de rotas também é importante para maximizar o uso dos veículos.</text:span></text:p>
      <text:p text:style-name="P4"><text:span text:style-name="T13"/></text:p>
      <text:p text:style-name="P4"><text:span text:style-name="T13"><text:tab/>Uma abordagem prática para a implementação da metodologia de soluções quantitativas em um ambiente é a técnica de três estágios Previsão-Solução-Revisão.</text:span></text:p>
      <text:p text:style-name="P4"><text:span text:style-name="T13"><text:tab/></text:span></text:p>
      <text:p text:style-name="P4"><text:span text:style-name="T13"><text:tab/>A consolidação de frete depende de 1) consolidação de estoque; 2) consolidação do veículo; 3) consolidação do armazém; 4) consolidação temporal (levando em conta especialmente o serviço ao cliente e características do produto).</text:span></text:p>
      <text:p text:style-name="P4"><text:span text:style-name="T13"/></text:p>
      <text:p text:style-name="P4"><text:span text:style-name="T13"><text:tab/></text:span><text:span text:style-name="T21">Capítulo 10 – Decisões de políticas de estoques</text:span></text:p>
      <text:p text:style-name="P4"><text:span text:style-name="T21"/></text:p>
      <text:p text:style-name="P4"><text:span text:style-name="T21"><text:tab/></text:span><text:span text:style-name="T13">Os estoques são pilhas de matérias-primas, insumos, componentes, produtos em processo e produtos acabados que aparecem em numerosos pontos por todos os canais logísticos e de produção da empresa. Ter estoques em mãos pode custar entre 20% e 40% de seus valores por anos. Consequentemente faz sentido, economicamente falando, o gerenciamento cuidadoso dos níveis de estoque.</text:span></text:p>
      <text:p text:style-name="P4"><text:span text:style-name="T13"/></text:p>
      <text:p text:style-name="P4"><text:span text:style-name="T13"><text:tab/>Porém existem razões </text:span><text:span text:style-name="T8">em favor</text:span><text:span text:style-name="T13"> dos estoques, como:</text:span></text:p>
      <text:p text:style-name="P4"><text:span text:style-name="T13"/></text:p>
      <text:p text:style-name="P4"><text:span text:style-name="T13"><text:tab/></text:span><text:span text:style-name="T5">- Melhorar o serviço ao cliente;</text:span></text:p>
      <text:p text:style-name="P4"><text:span text:style-name="T5"><text:tab/>- Reduzir custos.</text:span></text:p>
      <text:p text:style-name="P4"><text:span text:style-name="T5"/></text:p>
      <text:p text:style-name="P4"><text:span text:style-name="T5"><text:tab/></text:span><text:span text:style-name="T13">E razões </text:span><text:span text:style-name="T8">contra</text:span><text:span text:style-name="T13"> os estoques, como:</text:span></text:p>
      <text:p text:style-name="P4"><text:span text:style-name="T13"/></text:p>
      <text:p text:style-name="P4"><text:span text:style-name="T13"><text:tab/></text:span><text:span text:style-name="T5">- Desperdícios;</text:span></text:p>
      <text:p text:style-name="P4"><text:span text:style-name="T5"><text:tab/>- Mascara problemas de qualidade;</text:span></text:p>
      <text:p text:style-name="P4"><text:span text:style-name="T5"><text:tab/>- Encoraja uma atitude insular, ou seja, isola um estágio do canal do outro.</text:span></text:p>
      <text:p text:style-name="P4"><text:span text:style-name="T5"/></text:p>
      <text:p text:style-name="P4"><text:span text:style-name="T5"><text:tab/></text:span><text:span text:style-name="T13">Os estoques podem ser caracterizados de 5 formas distintas:</text:span></text:p>
      <text:p text:style-name="P4"><text:span text:style-name="T13"/></text:p>
      <text:p text:style-name="P4"><text:span text:style-name="T13"><text:tab/>1) estoques que estão no canal, ou seja, em movimento;</text:span></text:p>
      <text:p text:style-name="P4"><text:span text:style-name="T13"><text:tab/>2) estoques mantidos para especulação;</text:span></text:p>
      <text:p text:style-name="P4"><text:span text:style-name="T13"><text:tab/>3) estoques que possuem natureza regular ou cíclica;</text:span></text:p>
      <text:p text:style-name="P4"><text:span text:style-name="T13"><text:tab/>4) estoques de segurança</text:span></text:p>
      <text:p text:style-name="P4"><text:span text:style-name="T13"><text:tab/>5) estoque obsoleto, morto ou reduzido (roubado).</text:span></text:p>
      <text:p text:style-name="P4"><text:span text:style-name="T13"/></text:p>
      <text:p text:style-name="P4"><text:span text:style-name="T13"><text:tab/>Com métodos de gerenciamento de estoque, presumimos que as condições do nível de demanda e sua variabilidade, o tempo de entrega e sua variabilidade, e os custos são conhecidos e que devemos fazer a melhor gestão do estoque dadas estas condições.</text:span></text:p>
      <text:p text:style-name="P4"><text:span text:style-name="T13"/></text:p>
      <text:p text:style-name="P4"><text:span text:style-name="T13"><text:tab/>Em contraste, a filosofia </text:span><text:span text:style-name="T1">just-in-time </text:span><text:span text:style-name="T13">é a de eliminar estoques, reduzindo a variabilidade na demanda e no tempo de ciclo de reposição, reduzindo o tamanho dos lotes e estabelecendo relacionamentos fortes com um número limitado de fornecedores para assegurar produtos de qualidade e preenchimento acurado do pedido.</text:span></text:p>
      <text:p text:style-name="P4"><text:span text:style-name="T13"/></text:p>
      <text:p text:style-name="P4"><text:span text:style-name="T13"><text:tab/>Naturezas da demanda: perpétua, sazonal, errática, com horizonte limitado de tempo ou derivada (dependente de outro produto).</text:span></text:p>
      <text:p text:style-name="P4"><text:span text:style-name="T13"/></text:p>
      <text:p text:style-name="P4"><text:span text:style-name="T13"><text:tab/>Existem duas filosofias no gerenciamento de estoques:</text:span></text:p>
      <text:p text:style-name="P4"><text:span text:style-name="T13"/></text:p>
      <text:p text:style-name="P4"><text:span text:style-name="T13"><text:tab/></text:span><text:span text:style-name="T5">- Puxar: </text:span><text:span text:style-name="T13">reabastece o estoque com os tamanhos de pedido baseados nas necessidades de cada armazém.</text:span></text:p>
      <text:p text:style-name="P4"><text:soft-page-break/><text:span text:style-name="T13"><text:tab/></text:span><text:span text:style-name="T5">- Empurrar: </text:span><text:span text:style-name="T13">aloca fornecimento a cada armazém baseado na previsão de cada um deles.</text:span></text:p>
      <text:p text:style-name="P4"><text:span text:style-name="T13"/></text:p>
      <text:p text:style-name="P4"><text:span text:style-name="T13"><text:tab/>O grau de agregação do estoque depende do caso: de baixo pra cima (individual) no operacional, e cima para baixo (agregado) em níveis gerenciais.</text:span></text:p>
      <text:p text:style-name="P4"><text:span text:style-name="T13"/></text:p>
      <text:p text:style-name="P4"><text:span text:style-name="T13"><text:tab/>O objetivo do gerenciamento de estoques é equilibrar a disponibilidade do produto (ou o serviço ao cliente) com os custos de fornecimento em um dado nível de disponibilidade do produto.</text:span></text:p>
      <text:p text:style-name="P4"><text:span text:style-name="T13"><text:tab/></text:span></text:p>
      <text:p text:style-name="P4"><text:span text:style-name="T13"><text:tab/>O nível de serviço para um item pode ser dados por:</text:span></text:p>
      <text:p text:style-name="P4"><text:span text:style-name="T13"/></text:p>
      <text:p text:style-name="P4"><text:span text:style-name="T13"><text:tab/></text:span></text:p>
      <text:p text:style-name="P4"><text:span text:style-name="T13"/></text:p>
      <text:p text:style-name="P4"><text:span text:style-name="T13"/></text:p>
      <text:p text:style-name="P4"><text:span text:style-name="T13"><text:tab/></text:span></text:p>
      <text:p text:style-name="P4"><text:span text:style-name="T13"><text:tab/>Para múltiplos itens em um mesmo pedido, multiplicam-se os níveis de serviço de cada um, resultando potencialmente em um valor menor.</text:span></text:p>
      <text:p text:style-name="P4"><text:span text:style-name="T13"/></text:p>
      <text:p text:style-name="P4"><text:span text:style-name="T13"><text:tab/>Pode-se usar uma taxa média ponderada de preenchimento (WFAR) adicionando-se a frequência com que cada conjunto de produtos é pedida.</text:span></text:p>
      <text:p text:style-name="P4"><text:span text:style-name="T13"/></text:p>
      <text:p text:style-name="P4"><text:span text:style-name="T13"><text:tab/>Os custos relevantes podem ser: de obtenção, de manutenção e de falta de estoque, e se relacionam desta maneira: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><text:tab/></text:span></text:p>
      <text:p text:style-name="P4"><text:span text:style-name="T13"/></text:p>
      <text:p text:style-name="P4"><text:span text:style-name="T13"><text:tab/>Os custos de obtenção se</text:span><text:span text:style-name="T14"> relacionam a todos os custos associados a obter recursos, como o processamento de pedidos, ajuste no processo de produção, custo do envolvimento de outros setores da empresa e o custo de transporte se este não estiver incluso no preço do produto.</text:span></text:p>
      <text:p text:style-name="P4"><text:span text:style-name="T14"/></text:p>
      <text:p text:style-name="P4"><text:span text:style-name="T14"><text:tab/>Os custos de manutenção e dividem em: 1) custos de espaço; 2) custos de capital (investido na compra do estoque); 3) custos de serviços de estoque (seguros e impostos); e 4) custos de risco de estoque (deteriorização, roubo, danou ou obsolescência).</text:span></text:p>
      <text:p text:style-name="P4"><text:span text:style-name="T14"/></text:p>
      <text:p text:style-name="P4"><text:span text:style-name="T14"><text:tab/>Os custos de falta de estoque podem ser de dois tipos: - custo de vendas perdidas: o lucro perdido quando o pedido é retirado, mais o impacto em vendas futuras; e – custo de pedidos em aberto: tempo extra para entrega incorre em custos adicionais de serviço de escritório e de transporte e manuseio.</text:span></text:p>
      <text:p text:style-name="P4"><text:span text:style-name="T14"/></text:p>
      <text:p text:style-name="P4"><text:span text:style-name="T14"><text:tab/></text:span><text:span text:style-name="T9">Controle de estoques empurrados</text:span><text:span text:style-name="T14"> podem ser modelados como:</text:span></text:p>
      <text:p text:style-name="P4"><text:span text:style-name="T14"/></text:p>
      <text:p text:style-name="P4"><text:span text:style-name="T14"><text:tab/></text:span><text:span text:style-name="T6">Necessidades líquidas + rateio do excedente = alocação</text:span><text:span text:style-name="T14">, com</text:span></text:p>
      <text:p text:style-name="P4"><text:span text:style-name="T14"/></text:p>
      <text:p text:style-name="P4"><text:span text:style-name="T14"><text:tab/></text:span><text:span text:style-name="T6">Necessidade líquidas = necessidades totais – em mãos</text:span><text:span text:style-name="T14">, e</text:span></text:p>
      <text:p text:style-name="P4"><text:span text:style-name="T14"/></text:p>
      <text:p text:style-name="P4"><text:span text:style-name="T14"><text:tab/></text:span><text:span text:style-name="T6">Necessidades totais = previsão + (z * erro de previsão)</text:span><text:span text:style-name="T14">, com z sendo o número do desvio padrão na curva de distribuição normal além da previsão, e</text:span></text:p>
      <text:p text:style-name="P4"><text:span text:style-name="T14"/></text:p>
      <text:p text:style-name="P4"><text:span text:style-name="T14"><text:tab/></text:span><text:span text:style-name="T6">Rateio do excedente = (demanda prevista / demanda prevista total) * excedente</text:span></text:p>
      <text:p text:style-name="P4"><text:span text:style-name="T14"/></text:p>
      <text:p text:style-name="P4"><text:span text:style-name="T14"><text:tab/></text:span><text:span text:style-name="T9">Controle de estoques puxados:</text:span></text:p>
      <text:p text:style-name="P4"><text:span text:style-name="T14"/></text:p>
      <text:p text:style-name="P4"><text:soft-page-break/><text:span text:style-name="T14"><text:tab/></text:span><text:span text:style-name="T6">1) com quantidade de pedido único (exemplos: comida, flores): </text:span><text:span text:style-name="T14">pode ser modelado como a análise econômica dos incrementos marginais. O valor do tamanho do pedido Q* mais econômico é encontrado no ponto onde o lucro marginal da unidade seguinte vendida é igual ao prejuízo marginal da não-venda.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><text:tab/>daí encontrar o valor z desta razão na distribuição normal e achar </text:span><text:span text:style-name="T22">Q* = estimativa + (z * desvio padrão)</text:span><text:span text:style-name="T14">.</text:span></text:p>
      <text:p text:style-name="P4"><text:span text:style-name="T14"/></text:p>
      <text:p text:style-name="P4"><text:span text:style-name="T14"><text:tab/></text:span><text:span text:style-name="T6">2) com quantidde de pedidos repetitivos com reabastecimento instantâneo: </text:span><text:span text:style-name="T14">modelada pela fórmula lote econômico de compra (EOQ = economic order quantity):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><text:tab/>onde, </text:span></text:p>
      <text:p text:style-name="P4"><text:span text:style-name="T14"><text:tab/>- TC = custo total (US$)</text:span></text:p>
      <text:p text:style-name="P4"><text:span text:style-name="T14"><text:tab/>- D = demanda anual por item em estoque (un.)</text:span></text:p>
      <text:p text:style-name="P4"><text:span text:style-name="T14"><text:tab/>- Q = tamanho do pedido de reabastecimento de estoque (un.)</text:span></text:p>
      <text:p text:style-name="P4"><text:span text:style-name="T14"><text:tab/>- S = custo de obtenção (US$/pedido)</text:span></text:p>
      <text:p text:style-name="P4"><text:span text:style-name="T14"><text:tab/>- I = custo de manutenção (% do valor do item por ano)</text:span></text:p>
      <text:p text:style-name="P4"><text:span text:style-name="T14"><text:tab/>- C = valor do item em estoque (US$)</text:span></text:p>
      <text:p text:style-name="P4"><text:span text:style-name="T14"><text:tab/>- D/Q indica número de vezes no ano em que é feito um pedido de reabastecimento.</text:span></text:p>
      <text:p text:style-name="P4"><text:span text:style-name="T14"><text:tab/>- Q/2 indica a quantidade média de estoque em mãos.</text:span></text:p>
      <text:p text:style-name="P4"><text:span text:style-name="T14"/></text:p>
      <text:p text:style-name="P4"><text:span text:style-name="T14"><text:tab/>Portanto a quantidade de pedido ótima (Q*) neste caso existe quando os dois custos estão em equilíbrio e resulta no custo total mínimo:</text:span></text:p>
      <text:p text:style-name="P4"><text:span text:style-name="T14"/></text:p>
      <text:p text:style-name="P4"><text:span text:style-name="T14"/></text:p>
      <text:p text:style-name="P4"><text:span text:style-name="T14"><text:tab/></text:span></text:p>
      <text:p text:style-name="P4"><text:span text:style-name="T14"><text:tab/>e o tempo ótimo entre os pedidos é de 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><text:tab/>e o número de vezes por ano para fazer o pedido é 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><text:tab/>O ponto de pedido pode ser definido por ROP = d x 2T, onde d é a taxa de demanda (unidades de tempo), LT = tempo de reabastecimento médio.</text:span></text:p>
      <text:p text:style-name="P4"><text:span text:style-name="T14"/></text:p>
      <text:p text:style-name="P4"><text:span text:style-name="T14"><text:tab/></text:span><text:span text:style-name="T6">3) com quantidades de pedidos repetitivos com reabastecimento não-instantâneo: </text:span><text:span text:style-name="T14">a quantidade do pedido agora se torna a quantidade de produção do pedido (POQ), rotulada pelo autor como 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><text:tab/>onde, d = demanda e p = taxa de saída.</text:span></text:p>
      <text:p text:style-name="P4"><text:span text:style-name="T14"/></text:p>
      <text:p text:style-name="P4"><text:span text:style-name="T14"><text:tab/>A partir deste ponto são apresentandos métodos de controle avançado de estoques puxados, que reconhecem que a demanda e o tempo de reabastecimento podem não ser conhecidas com certeza. Existem 2 métodos: o método do ponto de pedido e o método de revisão periódica, que podem ser usados separadamente ou em combinação.</text:span></text:p>
      <text:p text:style-name="P4"><text:span text:style-name="T14"/></text:p>
      <text:p text:style-name="P4"><text:span text:style-name="T14"><text:tab/></text:span></text:p>
      <text:p text:style-name="P4"><text:soft-page-break/><text:span text:style-name="T14"><text:tab/></text:span><text:span text:style-name="T22">Capítulo 13 – Decisões de localização de instalação</text:span></text:p>
      <text:p text:style-name="P4"><text:span text:style-name="T22"/></text:p>
      <text:p text:style-name="P4"><text:span text:style-name="T22"><text:tab/></text:span><text:span text:style-name="T15">Encontrar instalações fixas ao longo da rede logística é um problema que dá formato, estrutura e forma ao sistema logístico inteiro.</text:span></text:p>
      <text:p text:style-name="P4"><text:span text:style-name="T15"/></text:p>
      <text:p text:style-name="P4"><text:span text:style-name="T15"><text:tab/>Os problemas de localização podem ser classificados:</text:span></text:p>
      <text:p text:style-name="P4"><text:span text:style-name="T15"/></text:p>
      <text:p text:style-name="P4"><text:span text:style-name="T15"><text:tab/></text:span><text:span text:style-name="T7">- por força direcionadora: </text:span><text:span text:style-name="T15">armazém – fatores econômicos; varejo – rendimento gerado; serviços – acessibilidade;</text:span></text:p>
      <text:p text:style-name="P4"><text:span text:style-name="T15"><text:tab/></text:span><text:span text:style-name="T7">- por número de instalações</text:span></text:p>
      <text:p text:style-name="P4"><text:span text:style-name="T7"><text:tab/>- por escolhas discretas</text:span></text:p>
      <text:p text:style-name="P4"><text:span text:style-name="T7"><text:tab/>- por grau de agregação de dados: </text:span><text:span text:style-name="T15">o autor sugere que mais agregação resulta em pior localização, o que achei contra-intuitivo.</text:span></text:p>
      <text:p text:style-name="P4"><text:span text:style-name="T15"><text:tab/></text:span><text:span text:style-name="T7">- por horizonte de tempo: </text:span><text:span text:style-name="T15">sendo dinâmico quando se considera longos períodos de tempo.</text:span></text:p>
      <text:p text:style-name="P4"><text:span text:style-name="T15"/></text:p>
      <text:p text:style-name="P4"><text:span text:style-name="T15"><text:tab/>Algumas perspectivas históricas:</text:span></text:p>
      <text:p text:style-name="P4"><text:span text:style-name="T15"><text:tab/></text:span></text:p>
      <text:p text:style-name="P4"><text:span text:style-name="T15"><text:tab/>- Curvas de ofertas de aluguel (Thissen): o aluguel máximo ou lucro é igual ao preço menos o custo de transporte. Justifica até hoje a localização de diferentes tipos de culturas próximas às cidades.</text:span></text:p>
      <text:p text:style-name="P4"><text:span text:style-name="T15"/></text:p>
      <text:p text:style-name="P4"><text:span text:style-name="T15"><text:tab/>- Setores de Weber: baseado em ganhos ou perdas de peso. Melhor perder peso, otimizando o transporte e localização de matérias-primas.</text:span></text:p>
      <text:p text:style-name="P4"><text:span text:style-name="T15"/></text:p>
      <text:p text:style-name="P4"><text:span text:style-name="T15"><text:tab/>- Taxas decrescentes de transporte de Hoover</text:span></text:p>
      <text:p text:style-name="P4"><text:span text:style-name="T15"/></text:p>
      <text:p text:style-name="P4"><text:span text:style-name="T15"><text:tab/>Localização de instalação única</text:span></text:p>
      <text:p text:style-name="P4"><text:span text:style-name="T15"/></text:p>
      <text:p text:style-name="P4"><text:span text:style-name="T15"><text:tab/>Centro de gravidade exato / método de grade ou método centróide: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><text:tab/>onde, V = volume, R = taxa, d = distância.</text:span></text:p>
      <text:p text:style-name="P4"><text:span text:style-name="T15"/></text:p>
      <text:p text:style-name="P4"><text:span text:style-name="T15"><text:tab/>Algoritmo:</text:span></text:p>
      <text:p text:style-name="P4"><text:span text:style-name="T15"/></text:p>
      <text:p text:style-name="P4"><text:span text:style-name="T15"><text:tab/>1) Determinar coordenadas X e Y, taxas de transporte lineares e volumes de cada ponto</text:span></text:p>
      <text:p text:style-name="P4"><text:span text:style-name="T15"/></text:p>
      <text:p text:style-name="P4"><text:span text:style-name="T15"><text:tab/>2) Estimar primeiro centro de gravidade, sem usar distância: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><text:tab/>3) Calcular d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><text:tab/></text:span></text:p>
      <text:p text:style-name="P4"><text:span text:style-name="T15"><text:tab/>4) Usar d para recalcular </text:span><text:span text:style-name="T16">X</text:span><text:span text:style-name="T15"> e </text:span><text:span text:style-name="T16">Y</text:span><text:span text:style-name="T15">: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><text:tab/></text:span></text:p>
      <text:p text:style-name="P4"><text:span text:style-name="T15"><text:tab/></text:span></text:p>
      <text:p text:style-name="P5"><text:span text:style-name="T15"><text:tab/>5) Recalcula d baseado nos novos </text:span><text:span text:style-name="T16">X</text:span><text:span text:style-name="T15"> e </text:span><text:span text:style-name="T16">Y</text:span></text:p>
      <text:p text:style-name="P5"><text:span text:style-name="T16"/></text:p>
      <text:p text:style-name="P6"><text:span text:style-name="T15"><text:tab/>6) Repetir 4 e 5 até que mudanças entre iterações de </text:span><text:span text:style-name="T16">X</text:span><text:span text:style-name="T15"> e </text:span><text:span text:style-name="T16">Y</text:span><text:span text:style-name="T15"> sejam pequenas.</text:span></text:p>
      <text:p text:style-name="P6"><text:span text:style-name="T15"><text:tab/></text:span></text:p>
      <text:p text:style-name="P4"><text:span text:style-name="T15"><text:tab/>7) Calcular o custo total usando a fórmula do TC acima.</text:span></text:p>
      <text:p text:style-name="P4"><text:soft-page-break/><text:span text:style-name="T15"><text:tab/></text:span><text:span text:style-name="T17">Existem outros métodos para localização de instalação única, usando técnicas gráficas ou de aproximação.</text:span></text:p>
      <text:p text:style-name="P4"><text:span text:style-name="T17"/></text:p>
      <text:p text:style-name="P4"><text:span text:style-name="T17"><text:tab/>Porém na maioria das vezes os problemas são de instalações múltiplas. O centro de gravidade tem deficiências, como: não-linearidade dos preços na vida real, rotas em linhas retas, não-dinamicidade.</text:span></text:p>
      <text:p text:style-name="P4"><text:span text:style-name="T17"/></text:p>
      <text:p text:style-name="P4"><text:span text:style-name="T17"><text:tab/>Estas limitações podem ser resolvidas por métodos extaos, de simulação e heurísticos.</text:span></text:p>
      <text:p text:style-name="P4"><text:span text:style-name="T17"/></text:p>
      <text:p text:style-name="P4"><text:span text:style-name="T17"><text:tab/>Métodos exatos:</text:span></text:p>
      <text:p text:style-name="P4"><text:span text:style-name="T17"/></text:p>
      <text:p text:style-name="P4"><text:span text:style-name="T17"><text:tab/>- abordagem de múltiplos centros de gravidade: utilizando pontos de origem e destino arbitrários, formando conglomerados de pontos. Calcula-se centros de gravidade destes conglomerados iterativamente até variar pouco.</text:span></text:p>
      <text:p text:style-name="P4"><text:span text:style-name="T17"/></text:p>
      <text:p text:style-name="P4"><text:span text:style-name="T17"><text:tab/>- programação linear inteira foi discutida, mas é mostrado que o tempo computacional pode ser demasiado grande. Esta limitação não deve se aplicar mais na atualidade?</text:span></text:p>
      <text:p text:style-name="P4"><text:span text:style-name="T17"/></text:p>
      <text:p text:style-name="P4"><text:span text:style-name="T17"><text:tab/>Métodos de simulação: preferidos por administradores não-técnicos, que através da descrição acurada do problema conseguem simular cenários até encontrar uma solução não necessariamente ótima.</text:span></text:p>
      <text:p text:style-name="P4"><text:span text:style-name="T17"/></text:p>
      <text:p text:style-name="P4"><text:span text:style-name="T17"><text:tab/>Métodos heurísticos: quando é utilizado qualquer princípio ou conceito que contribui para reduzir o tempo médio de pesquisa de uma solução.</text:span></text:p>
      <text:p text:style-name="P4"><text:span text:style-name="T17"/></text:p>
      <text:p text:style-name="P4"><text:span text:style-name="T17"><text:tab/>Um problema de localização é aquele de substituir os custos relevantes para a localização, o que incluem:</text:span></text:p>
      <text:p text:style-name="P4"><text:span text:style-name="T17"/></text:p>
      <text:p text:style-name="P4"><text:span text:style-name="T17"><text:tab/>- custos de produção/compra;</text:span></text:p>
      <text:p text:style-name="P4"><text:span text:style-name="T17"><text:tab/>- custos de estocagem e manuseio de armazém;</text:span></text:p>
      <text:p text:style-name="P4"><text:span text:style-name="T17"><text:tab/>- custos fixos de armazém;</text:span></text:p>
      <text:p text:style-name="P4"><text:span text:style-name="T17"><text:tab/>- custos de manutenção de estoque;</text:span></text:p>
      <text:p text:style-name="P4"><text:span text:style-name="T17"><text:tab/>- custos de pedido de estoque e de processamento de clientes</text:span></text:p>
      <text:p text:style-name="P4"><text:span text:style-name="T17"><text:tab/>- custos de transporte de entrada e saída do armazém</text:span></text:p>
      <text:p text:style-name="P4"><text:span text:style-name="T17"/></text:p>
      <text:p text:style-name="P4"><text:span text:style-name="T17"><text:tab/>Avaliação seletiva: um método heurístico que usa o método do centro de gravidade para custos de transporte, e depois adiciona outros custos (fixos, de estoque e instalação por exemplo).</text:span></text:p>
      <text:p text:style-name="P4"><text:span text:style-name="T17"><text:tab/></text:span></text:p>
      <text:p text:style-name="P4"><text:span text:style-name="T17"><text:tab/>Programação linear guiada: geralmente programação linear é inclusa como heurística em novos métodos aplicados no mundo real.</text:span></text:p>
      <text:p text:style-name="P4"><text:span text:style-name="T17"/></text:p>
      <text:p text:style-name="P4"><text:span text:style-name="T17"><text:tab/>Localização dinâmica é uma área que necessita de desenvolvimento, pois as condições de mercado evoluem com o tempo.</text:span></text:p>
      <text:p text:style-name="P4"><text:span text:style-name="T17"/></text:p>
      <text:p text:style-name="P4"><text:span text:style-name="T17"><text:tab/>Localização de varejo e serviço: frequentemente os pontos de estocagem finais de uma rede de distribuição física.</text:span></text:p>
      <text:p text:style-name="P4"><text:span text:style-name="T17"/></text:p>
      <text:p text:style-name="P4"><text:span text:style-name="T17"><text:tab/>A análise de localização destes postos é altamente sensível às receitas e fatores de acessibilidade ao invés de custos.</text:span></text:p>
      <text:p text:style-name="P4"><text:span text:style-name="T17"/></text:p>
      <text:p text:style-name="P4"><text:span text:style-name="T17"><text:tab/>Menos relevantes ao profissional de logística (mais gerenciado por marketing). Algumas metodologias mais populares:</text:span></text:p>
      <text:p text:style-name="P4"><text:span text:style-name="T17"/></text:p>
      <text:p text:style-name="P4"><text:span text:style-name="T17"><text:tab/>- lista de verificação ponderada: como o julgamento permanece parte integral da decisão de localização de varejo, faz-se uma lista ponderada de aspectos que influenciam a decisão. Multiplicando os pesos pelos valores associados a cada característica para cada localização e somando para cada uma delas, checa-se a uma indicação.</text:span></text:p>
      <text:p text:style-name="P4"><text:span text:style-name="T17"/></text:p>
      <text:p text:style-name="P4"><text:span text:style-name="T17"><text:tab/>- modelo de interação espacial: derivado das leis da gravitação de Newton, refinado a ponto de incluir em S os itens positivos e em T os itens negativos do </text:span><text:soft-page-break/><text:span text:style-name="T17">ponto de vista dos clientes escolherem uma loja ou outra:</text:span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><text:tab/>onde C</text:span><text:span text:style-name="T23">i</text:span><text:span text:style-name="T17"> é a demanda em i e E</text:span><text:span text:style-name="T23">ij</text:span><text:span text:style-name="T17"> é a demanda de i que será atraída para j.</text:span></text:p>
      <text:p text:style-name="P4"><text:span text:style-name="T13"/></text:p>
      <text:p text:style-name="P4"><text:span text:style-name="T13"><text:tab/></text:span><text:span text:style-name="T18">Além destas, análises de regressão podem ajudar a prever receitas de um local específica. Modelos de cobertura são úteis para decidir a localização de serviços de emergência. Teoria dos jogos é indicada quando a concorrência é um fator-ch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00:38:07.335562156</dc:date>
    <dc:creator>Douglas Spadotto</dc:creator>
    <meta:editing-duration>PT2M16S</meta:editing-duration>
    <meta:editing-cycles>1</meta:editing-cycles>
    <meta:document-statistic meta:table-count="0" meta:image-count="0" meta:object-count="0" meta:page-count="10" meta:paragraph-count="191" meta:word-count="3374" meta:character-count="21314" meta:non-whitespace-character-count="17906"/>
    <meta:generator>LibreOffice/4.4.3.2$Linux_X86_64 LibreOffice_project/40m0$Build-2</meta:generator>
  </office:meta>
</office:document-meta>
</file>